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19" officeooo:paragraph-rsid="00084219"/>
    </style:style>
    <style:style style:name="P2" style:family="paragraph" style:parent-style-name="Standard">
      <style:text-properties officeooo:rsid="00084219" officeooo:paragraph-rsid="000ab17d"/>
    </style:style>
    <style:style style:name="P3" style:family="paragraph" style:parent-style-name="Standard">
      <style:text-properties officeooo:rsid="000986a2" officeooo:paragraph-rsid="000986a2"/>
    </style:style>
    <style:style style:name="P4" style:family="paragraph" style:parent-style-name="Standard">
      <style:text-properties officeooo:rsid="000986a2" officeooo:paragraph-rsid="000ab17d"/>
    </style:style>
    <style:style style:name="P5" style:family="paragraph" style:parent-style-name="Standard">
      <style:text-properties officeooo:paragraph-rsid="000986a2"/>
    </style:style>
    <style:style style:name="P6" style:family="paragraph" style:parent-style-name="Standard">
      <style:text-properties officeooo:rsid="000ab17d" officeooo:paragraph-rsid="000ab17d"/>
    </style:style>
    <style:style style:name="P7" style:family="paragraph" style:parent-style-name="Standard">
      <style:text-properties officeooo:rsid="000c1eb5" officeooo:paragraph-rsid="000c1eb5"/>
    </style:style>
    <style:style style:name="P8" style:family="paragraph" style:parent-style-name="Standard">
      <style:text-properties officeooo:paragraph-rsid="000c1eb5"/>
    </style:style>
    <style:style style:name="P9" style:family="paragraph" style:parent-style-name="Standard">
      <style:text-properties officeooo:rsid="000ba1bf" officeooo:paragraph-rsid="000c1eb5"/>
    </style:style>
    <style:style style:name="T1" style:family="text">
      <style:text-properties officeooo:rsid="000986a2"/>
    </style:style>
    <style:style style:name="T2" style:family="text">
      <style:text-properties fo:font-style="italic" officeooo:rsid="000986a2" style:font-style-asian="italic" style:font-style-complex="italic"/>
    </style:style>
    <style:style style:name="T3" style:family="text">
      <style:text-properties fo:font-style="normal" officeooo:rsid="000986a2" style:font-style-asian="normal" style:font-style-complex="normal"/>
    </style:style>
    <style:style style:name="T4" style:family="text">
      <style:text-properties officeooo:rsid="000ab17d"/>
    </style:style>
    <style:style style:name="T5" style:family="text">
      <style:text-properties officeooo:rsid="000c1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build docker image </text:p>
      <text:p text:style-name="P2"><text:s text:c="19"/>: sudo docker build .</text:p>
      <text:p text:style-name="P1"><text:s text:c="19"/>: sudo docker build -t nikhil770/&lt;filename&gt; .</text:p>
      <text:p text:style-name="P1"/>
      <text:p text:style-name="P2"># create a container </text:p>
      <text:p text:style-name="P2"><text:s text:c="19"/>: sudo docker run nikhil770/&lt;filename&gt;</text:p>
      <text:p text:style-name="P1"><text:s text:c="19"/>: sudo docker run – p 7070:8080 nikhil770/&lt;filename&gt; </text:p>
      <text:p text:style-name="P1"/>
      <text:p text:style-name="P2"># go to root</text:p>
      <text:p text:style-name="P2"><text:s text:c="19"/>: sudo su -</text:p>
      <text:p text:style-name="P1"/>
      <text:p text:style-name="P2"># kill all conatiners </text:p>
      <text:p text:style-name="P2"><text:s text:c="19"/>: sudo docker conatiner kill $ (sudo docker ps -q)</text:p>
      <text:p text:style-name="P1"><text:s/></text:p>
      <text:p text:style-name="P2">#building docker compose</text:p>
      <text:p text:style-name="P2"><text:s text:c="19"/>: sudo docker-compose up</text:p>
      <text:p text:style-name="P2">#rebuild <text:s text:c="28"/></text:p>
      <text:p text:style-name="P2"><text:s text:c="19"/>: <text:s/>sudo docker -compose up –build</text:p>
      <text:p text:style-name="P1"/>
      <text:p text:style-name="P2">#stop the compsoe file </text:p>
      <text:p text:style-name="P2"><text:s text:c="19"/>: sudo docker-compose down</text:p>
      <text:p text:style-name="P1"/>
      <text:p text:style-name="P2">#to check file </text:p>
      <text:p text:style-name="P2"><text:s text:c="19"/>: sudo docker ls</text:p>
      <text:p text:style-name="P1"/>
      <text:p text:style-name="P2"># to see conatiners </text:p>
      <text:p text:style-name="P2"><text:s text:c="19"/>: sudo docker ps</text:p>
      <text:p text:style-name="P1"/>
      <text:p text:style-name="P2">#to see images </text:p>
      <text:p text:style-name="P2"><text:s text:c="19"/>: sudo docker images</text:p>
      <text:p text:style-name="P1"/>
      <text:p text:style-name="P2">#login to docker hub</text:p>
      <text:p text:style-name="P2"><text:s text:c="18"/>: sudo docker login</text:p>
      <text:p text:style-name="P1"/>
      <text:p text:style-name="P2">#tagging image to docker hub</text:p>
      <text:p text:style-name="P2"><text:s text:c="18"/>: sudo docker tag &lt;image id&gt; nikhil770/&lt;filename&gt; : &lt;version&gt;</text:p>
      <text:p text:style-name="P1"/>
      <text:p text:style-name="P2">#pushing iamge to docker hub </text:p>
      <text:p text:style-name="P2"><text:s text:c="18"/>: sudo docker push nikhil770/&lt;filenam&gt; : &lt;version&gt;</text:p>
      <text:p text:style-name="P3"/>
      <text:p text:style-name="P6"># it is used to depend on particular container</text:p>
      <text:p text:style-name="P6"><text:s/></text:p>
      <text:p text:style-name="P6"><text:s text:c="19"/>depends on :</text:p>
      <text:p text:style-name="P6"><text:s text:c="32"/>&lt;conatiner name&gt;(reverse)</text:p>
      <text:p text:style-name="P6"/>
      <text:p text:style-name="P6"># to restart the conatiners </text:p>
      <text:p text:style-name="P6"/>
      <text:p text:style-name="P6"><text:s text:c="18"/>restart : always</text:p>
      <text:p text:style-name="P6"/>
      <text:p text:style-name="P6"># to create multiple conatiners in docoker-compose </text:p>
      <text:p text:style-name="P6"><text:s text:c="16"/></text:p>
      <text:p text:style-name="P6"><text:s text:c="18"/>sudo docker-compose <text:s/>- - scale &lt;filename&gt;=5</text:p>
      <text:p text:style-name="P6"><text:soft-page-break/></text:p>
      <text:p text:style-name="P3"># VOLUMES :</text:p>
      <text:p text:style-name="P5"><text:s text:c="2"/></text:p>
      <text:p text:style-name="P3">1. CREATING A VOLUME</text:p>
      <text:p text:style-name="P5"/>
      <text:p text:style-name="P3"><text:s text:c="14"/>volume :</text:p>
      <text:p text:style-name="P3"><text:s text:c="19"/>volume name</text:p>
      <text:p text:style-name="P5"/>
      <text:p text:style-name="P3">2. USING VOLUME</text:p>
      <text:p text:style-name="P3"><text:s text:c="11"/>volume :</text:p>
      <text:p text:style-name="P5"><text:span text:style-name="T1"><text:s text:c="16"/>- volume name : </text:span><text:span text:style-name="T2">usr</text:span><text:span text:style-name="T3">/app/&lt;volume-name</text:span><text:span text:style-name="T1">&gt;</text:span></text:p>
      <text:p text:style-name="P5"/>
      <text:p text:style-name="P3"># sudo ls/var/lib/docker/volumes/name of the volume/_data</text:p>
      <text:p text:style-name="P3"># sudo cp/home/nikhil/reverse/reverse.txt/ : /var/lib/docker/volumes/name of the volume/_data</text:p>
      <text:p text:style-name="P3">#copy text to the volume</text:p>
      <text:p text:style-name="P3"># to enter the container : <text:span text:style-name="T4">sudo docker exec -it &lt;container name&gt;/bin/sh</text:span></text:p>
      <text:p text:style-name="P6"># go to ls</text:p>
      <text:p text:style-name="P6"># palindrome</text:p>
      <text:p text:style-name="P6"># reverse.txt</text:p>
      <text:p text:style-name="P6">#cat reverse.txt {display the text file details}</text:p>
      <text:p text:style-name="P8">#<text:span text:style-name="T5">CREATING VOLUME DIRECTLY</text:span></text:p>
      <text:p text:style-name="P9"><text:s text:c="16"/>sudo docker run <text:s/>-v/home/nikhil/reverse/:/usr/app/reverse/ -p 8080:8080 nikhil770/reverse</text:p>
      <text:p text:style-name="P6"/>
      <text:p text:style-name="P4"># NETWORK :</text:p>
      <text:p text:style-name="P4"/>
      <text:p text:style-name="P4"><text:s text:c="3"/>1. CREATING A NETWORK <text:s text:c="2"/></text:p>
      <text:p text:style-name="P4"/>
      <text:p text:style-name="P4"><text:s text:c="12"/>network:</text:p>
      <text:p text:style-name="P4"><text:s text:c="19"/>network name </text:p>
      <text:p text:style-name="P4"><text:s text:c="19"/>driver : “ bridge ”</text:p>
      <text:p text:style-name="P4"/>
      <text:p text:style-name="P4"><text:s text:c="3"/>2. USING INSIDE THE CONTAINER</text:p>
      <text:p text:style-name="P4"/>
      <text:p text:style-name="P4"><text:s text:c="11"/>network:</text:p>
      <text:p text:style-name="P4"><text:s text:c="19"/>network name</text:p>
      <text:p text:style-name="P4"/>
      <text:p text:style-name="P4"/>
      <text:p text:style-name="P7"><text:s text:c="17"/></text:p>
      <text:p text:style-name="P7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41:38.113856986</meta:creation-date>
    <dc:date>2020-11-18T11:53:59.491775173</dc:date>
    <meta:editing-duration>PT5M5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66" meta:word-count="267" meta:character-count="2237" meta:non-whitespace-character-count="1412"/>
  </office:meta>
</office:document-meta>
</file>